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0200000002000309F1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Courier" svg:font-family="Courier" style:font-family-generic="modern" style:font-pitch="fixed"/>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5368in" style:rel-column-width="42934*"/>
    </style:style>
    <style:style style:name="Table1.B" style:family="table-column">
      <style:table-column-properties style:column-width="2.3882in" style:rel-column-width="22601*"/>
    </style:style>
    <style:style style:name="Table2" style:family="table">
      <style:table-properties style:width="6.4389in" fo:margin-left="0.4854in" fo:margin-right="0.0007in" table:align="margins"/>
    </style:style>
    <style:style style:name="Table2.A" style:family="table-column">
      <style:table-column-properties style:column-width="1.5in" style:rel-column-width="15266*"/>
    </style:style>
    <style:style style:name="Table2.B" style:family="table-column">
      <style:table-column-properties style:column-width="4.9389in" style:rel-column-width="50269*"/>
    </style:style>
    <style:style style:name="Table2.A1" style:family="table-cell">
      <style:table-cell-properties fo:padding="0.0382in" fo:border="none"/>
    </style:style>
    <style:style style:name="P1" style:family="paragraph" style:parent-style-name="Table_20_Contents">
      <style:text-properties style:font-name="Georgia" fo:font-size="8pt" style:font-size-asian="8pt" style:font-size-complex="8pt"/>
    </style:style>
    <style:style style:name="P2" style:family="paragraph" style:parent-style-name="Table_20_Contents">
      <style:paragraph-properties fo:text-align="end" style:justify-single-word="false"/>
      <style:text-properties style:font-name="Georgia" fo:font-size="8pt" style:font-size-asian="8pt" style:font-size-complex="8pt"/>
    </style:style>
    <style:style style:name="P3" style:family="paragraph" style:parent-style-name="Standard">
      <style:paragraph-properties fo:text-align="start" style:justify-single-word="false"/>
      <style:text-properties style:font-name="Georgia" fo:font-size="8pt" style:font-size-asian="8pt" style:font-size-complex="8pt"/>
    </style:style>
    <style:style style:name="P4" style:family="paragraph" style:parent-style-name="Standard">
      <style:paragraph-properties fo:text-align="center" style:justify-single-word="false"/>
      <style:text-properties style:font-name="Georgia" fo:font-size="12pt" style:font-size-asian="12pt" style:font-size-complex="12pt"/>
    </style:style>
    <style:style style:name="P5" style:family="paragraph" style:parent-style-name="Standard" style:list-style-name="L1">
      <style:paragraph-properties fo:text-align="start" style:justify-single-word="false"/>
      <style:text-properties style:font-name="Georgia" fo:font-size="8pt" style:font-size-asian="8pt" style:font-size-complex="8pt"/>
    </style:style>
    <style:style style:name="P6" style:family="paragraph" style:parent-style-name="Standard" style:list-style-name="L1">
      <style:paragraph-properties fo:text-align="start" style:justify-single-word="false"/>
      <style:text-properties style:font-name="Georgia" fo:font-size="8pt" style:text-underline-style="solid" style:text-underline-width="auto" style:text-underline-color="font-color" style:font-size-asian="8pt" style:font-size-complex="8pt"/>
    </style:style>
    <style:style style:name="P7" style:family="paragraph" style:parent-style-name="Standard" style:list-style-name="L1">
      <style:text-properties style:font-name="Georgia" fo:font-size="8pt" fo:font-weight="normal" style:font-size-asian="8pt" style:font-weight-asian="normal" style:font-size-complex="8pt" style:font-weight-complex="normal"/>
    </style:style>
    <style:style style:name="P8" style:family="paragraph" style:parent-style-name="Standard" style:list-style-name="L1">
      <style:paragraph-properties fo:text-align="start" style:justify-single-word="false"/>
      <style:text-properties style:font-name="Courier1" fo:font-size="8pt" style:font-size-asian="8pt" style:font-size-complex="8pt"/>
    </style:style>
    <style:style style:name="P9" style:family="paragraph" style:parent-style-name="Standard" style:list-style-name="L1">
      <style:paragraph-properties fo:text-align="start" style:justify-single-word="false"/>
      <style:text-properties fo:font-size="8pt" style:font-size-asian="8pt" style:font-size-complex="8pt"/>
    </style:style>
    <style:style style:name="T1" style:family="text">
      <style:text-properties style:font-name="Georgia"/>
    </style:style>
    <style:style style:name="T2" style:family="text">
      <style:text-properties style:font-name="Georgia"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336633" style:font-name="Courier" fo:font-size="8pt" fo:font-weight="normal" style:font-size-asian="8pt" style:font-weight-asian="normal" style:font-size-complex="8pt" style:font-weight-complex="normal"/>
    </style:style>
    <style:style style:name="T6" style:family="text">
      <style:text-properties style:font-name="Courier1"/>
    </style:style>
    <style:style style:name="T7" style:family="text">
      <style:text-properties style:font-name="Courier1" fo:font-weight="bold" style:font-weight-asian="bold" style:font-weight-complex="bold"/>
    </style:style>
    <style:style style:name="T8" style:family="text">
      <style:text-properties fo:background-color="#ffff00"/>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text:span text:style-name="T3">Name:</text:span>______________________________________</text:p>
          </table:table-cell>
          <table:table-cell office:value-type="string">
            <text:p text:style-name="P2"><text:span text:style-name="T3">Date:</text:span><text:span text:style-name="T4">____/____/________</text:span></text:p>
          </table:table-cell>
        </table:table-row>
        <table:table-row>
          <table:table-cell office:value-type="string">
            <text:p text:style-name="P1"/>
          </table:table-cell>
          <table:table-cell office:value-type="string">
            <text:p text:style-name="P1"/>
          </table:table-cell>
        </table:table-row>
      </table:table>
      <text:p text:style-name="P4"><text:span text:style-name="T3"><text:line-break/>CSCSCI-UA.0002 – Midterm #2 – List Practice Questions</text:span><text:span text:style-name="T5"><text:line-break/></text:span></text:p>
      <text:list xml:id="list5265670094907176620" text:style-name="L1">
        <text:list-item>
          <text:p text:style-name="P5">Write a program that prints out the index and the element value separated by an equal sign of every element in the following list (you don't have to create your own function to do this). You must use a for loop to do this.<text:line-break/><text:line-break/><text:span text:style-name="T6">food_emoji = ['Mushroom', 'Chestnut', 'Bread', 'Cheese Wedge', 'Meat on Bone']<text:line-break/></text:span></text:p>
        </text:list-item>
      </text:list>
      <table:table table:name="Table2" table:style-name="Table2">
        <table:table-column table:style-name="Table2.A"/>
        <table:table-column table:style-name="Table2.B"/>
        <table:table-row>
          <table:table-cell table:style-name="Table2.A1" office:value-type="string">
            <text:p text:style-name="P3"><text:span text:style-name="T1">The output should be:<text:line-break/></text:span><text:span text:style-name="T6"><text:line-break/>0 = Mushroom<text:line-break/>1 = Chestnut<text:line-break/>2 = Bread<text:line-break/>3 = Cheese Wedge<text:line-break/>4 = Meat on Bone</text:span></text:p>
          </table:table-cell>
          <table:table-cell table:style-name="Table2.A1" office:value-type="string">
            <text:list xml:id="list1573566795" text:continue-numbering="true" text:style-name="L1">
              <text:list-header>
                <text:p text:style-name="P5"><text:span text:style-name="Answer"><text:line-break/><text:line-break/></text:span></text:p>
              </text:list-header>
            </text:list>
          </table:table-cell>
        </table:table-row>
      </table:table>
      <text:list xml:id="list1643573540" text:continue-numbering="true" text:style-name="L1">
        <text:list-header>
          <text:p text:style-name="P8"/>
        </text:list-header>
      </text:list>
      <text:p text:style-name="P3"/>
      <text:list xml:id="list1425898199" text:continue-numbering="true" text:style-name="L1">
        <text:list-item>
          <text:p text:style-name="P5">Using the same <text:span text:style-name="T6">food_emoji</text:span> as above, print out the last character of the last string using one line and indexing (the result is <text:span text:style-name="T6">'e'</text:span>):<text:line-break/><text:line-break/></text:p>
          <text:p text:style-name="P5"><text:line-break/></text:p>
        </text:list-item>
        <text:list-item>
          <text:p text:style-name="P5">Using the same <text:span text:style-name="T6">food_emoji</text:span> list as the problems above, with one line of code, swap<text:span text:style-name="T6"> Cheese Wedge </text:span>with <text:span text:style-name="T6"><text:s/>Mushroom</text:span> … the resulting list should be: <text:span text:style-name="T6">['Cheese Wedge', 'Chestnut', 'Bread', 'Mushroom', 'Meat on Bone']</text:span></text:p>
          <text:p text:style-name="P5"><text:line-break/><text:span text:style-name="Answer"><text:line-break/></text:span><text:line-break/></text:p>
        </text:list-item>
        <text:list-item>
          <text:p text:style-name="P5">Using the altered <text:span text:style-name="T6">food_emoji</text:span> from the problems above, create a new list composed of all of the unicode code points (numeric values associated with a unicode character) of all of the characters in the first element of the list of food emoji names. Print this list out. The result will be (these are the unicode code points of every character in Cheese Wedge!):<text:line-break/><text:line-break/><text:span text:style-name="T6">[67, 104, 101, 101, 115, 101, 32, 87, 101, 100, 103, 101]</text:span><text:line-break/><text:line-break/><text:span text:style-name="Answer"><text:line-break/><text:line-break/></text:span><text:line-break/><text:line-break/><text:line-break/></text:p>
        </text:list-item>
        <text:list-item>
          <text:p text:style-name="P5">Using the altered <text:span text:style-name="T6">food_emoji</text:span> list as the problems above, fill in the blanks for the following program so that it matches the output below (assume that food emoji is defined above). Notice that it stops once the last element is removed.<text:span text:style-name="T6"><text:line-break/><text:line-break/># keep on going as long as we have items in our list...<text:line-break/><text:line-break/>while _____________________________</text:span><text:span text:style-name="T6">_________:<text:line-break/></text:span></text:p>
          <text:p text:style-name="P8"><text:s text:c="4"/>print('All food: {}'.format(food_emoji))</text:p>
          <text:p text:style-name="P8"><text:line-break/> <text:s text:c="3"/>if input('Remove {}?\n&gt; '.format(_________________________________________)) == 'Y':</text:p>
          <text:p text:style-name="P8"><text:line-break/> <text:s text:c="7"/>food_emoji._________________________________<text:line-break/></text:p>
          <text:p text:style-name="P8"><text:span text:style-name="T2">Expected Output</text:span><text:line-break/><text:line-break/>All food: ['Cheese Wedge', 'Chestnut', 'Bread', 'Mushroom', 'Meat on Bone']</text:p>
          <text:p text:style-name="P8">Remove Meat on Bone?</text:p>
          <text:p text:style-name="P8">&gt; Y</text:p>
          <text:p text:style-name="P8">All food: ['Cheese Wedge', 'Chestnut', 'Bread', 'Mushroom']</text:p>
          <text:p text:style-name="P8">Remove Mushroom?</text:p>
          <text:p text:style-name="P8">&gt; N</text:p>
          <text:p text:style-name="P8">All food: ['Cheese Wedge', 'Chestnut', 'Bread', 'Mushroom']</text:p>
          <text:p text:style-name="P8">Remove Mushroom?</text:p>
          <text:p text:style-name="P8">&gt; Y</text:p>
          <text:p text:style-name="P8">All food: ['Cheese Wedge', 'Chestnut', 'Bread']</text:p>
          <text:p text:style-name="P8">Remove Bread?</text:p>
          <text:p text:style-name="P8">&gt; Y</text:p>
          <text:p text:style-name="P8">All food: ['Cheese Wedge', 'Chestnut']</text:p>
          <text:p text:style-name="P8">Remove Chestnut?</text:p>
          <text:p text:style-name="P8">&gt; Y</text:p>
          <text:p text:style-name="P8">All food: ['Cheese Wedge']</text:p>
          <text:p text:style-name="P8">Remove Cheese Wedge?</text:p>
          <text:p text:style-name="P8">&gt; Y<text:line-break/><text:line-break/></text:p>
        </text:list-item>
        <text:list-item>
          <text:p text:style-name="P5"><text:soft-page-break/>Create a function called <text:span text:style-name="T7">create_student_report</text:span><text:span text:style-name="T6"> </text:span>that will return a string representation of a list of student test scores. The list of student scores is composed of sub lists, with each sub list representing a student. The sub list will have the first name, last name and test score at the first, second and third index respectively. For example, this is a list of 4 students' names and scores:<text:line-break/><text:line-break/><text:span text:style-name="T6">gradebook = [['Alice', 'Ang', 70], ['Bob', 'Basara', 80], ['Carol', 'Castillo', 90]]</text:span></text:p>
          <text:p text:style-name="P5"><text:line-break/>The resulting report (string representation of the names and scores) is last name, followed by comma... then first name follwed by colon... and finally the score followed by new line:<text:line-break/><text:line-break/><text:span text:style-name="T6">Ang, Alice: 70</text:span></text:p>
          <text:p text:style-name="P8">Basara, Bob: 80</text:p>
          <text:p text:style-name="P5"><text:span text:style-name="T6">Castillo, Carol: 90</text:span><text:line-break/><text:line-break/>The function should meet the following specifications:<text:line-break/></text:p>
          <text:list>
            <text:list-item>
              <text:p text:style-name="P5"><text:span text:style-name="T3">parameters</text:span>: a list of student scores in the format above</text:p>
            </text:list-item>
            <text:list-item>
              <text:p text:style-name="P5"><text:span text:style-name="T3">processing</text:span>: creates a string representation of the report using the format above</text:p>
            </text:list-item>
            <text:list-item>
              <text:p text:style-name="P5"><text:span text:style-name="T3">return value</text:span>: the string reprsenting the report<text:line-break/></text:p>
            </text:list-item>
          </text:list>
          <text:p text:style-name="P5">Example Usage:<text:line-break/><text:line-break/><text:span text:style-name="T6">print(create_student_report(gradebook))<text:line-break/># Prints out...<text:line-break/># Ang, Alice: 70</text:span></text:p>
          <text:p text:style-name="P8"># Basara, Bob: 80</text:p>
          <text:p text:style-name="P5"><text:line-break/><text:span text:style-name="Answer"><text:line-break/><text:line-break/><text:line-break/><text:line-break/></text:span><text:span text:style-name="T6"><text:line-break/></text:span></text:p>
          <text:p text:style-name="P5"><text:line-break/><text:line-break/><text:line-break/></text:p>
        </text:list-item>
        <text:list-item>
          <text:p text:style-name="P5">Using the same format for a list of test scores as above, create a function called<text:span text:style-name="T3"> </text:span><text:span text:style-name="T7">calculate_median</text:span> that gives back the median test score of all of the scores passed in. The median is the middle of a list of values... for example, 4 is <text:s/>the median of 2, 4, 6. If there are two “middle” numbers, take the average of both numbers... for example, 5 is the median of 2, 4, 6, 8.<text:line-break/><text:line-break/>The function should meet the following specifications:<text:line-break/></text:p>
          <text:list>
            <text:list-item>
              <text:p text:style-name="P5"><text:span text:style-name="T3">parameters</text:span>: a list of student scores in the format above</text:p>
            </text:list-item>
            <text:list-item>
              <text:p text:style-name="P5"><text:span text:style-name="T3">processing</text:span>: creates a string representation of the report using the format above</text:p>
            </text:list-item>
            <text:list-item>
              <text:p text:style-name="P5"><text:span text:style-name="T3">return value</text:span>: the string reprsenting the report<text:line-break/></text:p>
            </text:list-item>
          </text:list>
          <text:p text:style-name="P5">Example Usage:<text:line-break/><text:line-break/><text:span text:style-name="T6">gradebook = [['Alice', 'Ang', 70], ['Bob', 'Basara', 80], ['Carol', 'Castillo', 90]]</text:span></text:p>
          <text:p text:style-name="P8">print(calculate_median(gradebook))</text:p>
          <text:p text:style-name="P8"># prints out 80</text:p>
          <text:p text:style-name="P8"/>
          <text:p text:style-name="P8">gradebook = [['Alice', 'Ang', 70], ['Bob', 'Basara', 80], ['Carol', 'Castillo', 90], ['Deborah', 'Diya', 100]]</text:p>
          <text:p text:style-name="P8">print(calculate_median(gradebook))</text:p>
          <text:p text:style-name="P8"># prints out 85.0 </text:p>
          <text:p text:style-name="P5"><text:line-break/><text:span text:style-name="Answer"><text:line-break/><text:line-break/><text:line-break/><text:line-break/><text:line-break/><text:line-break/><text:line-break/><text:line-break/><text:line-break/><text:line-break/><text:line-break/><text:line-break/></text:span></text:p>
          <text:p text:style-name="P5"><text:span text:style-name="Answer"/></text:p>
          <text:p text:style-name="P5"><text:line-break/><text:line-break/><text:line-break/><text:line-break/><text:line-break/><text:line-break/></text:p>
        </text:list-item>
        <text:list-item>
          <text:p text:style-name="P5"><text:soft-page-break/>Assume that you have a list of words that looks like this to start:<text:span text:style-name="T6"> words = ['foo', 'bar', 'baz']</text:span><text:line-break/><text:line-break/>Show three ways to use a method to add the element 'qux' to this list (position doesn't matter).<text:line-break/><text:line-break/><text:span text:style-name="Answer"><text:line-break/><text:line-break/><text:line-break/><text:line-break/><text:line-break/><text:line-break/><text:line-break/><text:line-break/><text:line-break/></text:span></text:p>
        </text:list-item>
        <text:list-item>
          <text:p text:style-name="P5">Write a function called <text:span text:style-name="T7">filter_plurals</text:span> that takes a list of words as an argument and returns a new list of words composed of all words that are <text:span text:style-name="T3">not</text:span> plural (singular) from the original list. Naively assume that if a word ends in s, it's a plural. Example usage:<text:line-break/><text:line-break/><text:span text:style-name="T6">print(filter_plurals(['cats', 'dog', 'book', 'chairs']))<text:line-break/># prints out ['dog', 'book']</text:span><text:line-break/></text:p>
          <text:p text:style-name="P5"><text:span text:style-name="Answer"><text:line-break/><text:line-break/><text:line-break/><text:line-break/></text:span></text:p>
          <text:p text:style-name="P5"><text:line-break/><text:line-break/><text:line-break/><text:line-break/><text:line-break/><text:line-break/><text:line-break/><text:line-break/><text:line-break/></text:p>
          <text:p text:style-name="P5"/>
        </text:list-item>
        <text:list-item>
          <text:p text:style-name="P5">Create a function called <text:span text:style-name="T7">avg_positive_sum</text:span> that gives back the average sum of every list of numbers in a list of lists of numbers that has a sum that's greater than 0. For example, the list, [[1, 1, 1], [-10, 2, 3], [10, 20], [3, 2, 2, 5]], has 4 sublists. The sums for each are 3, -5, 30, and 12. After discarding the list that has a sum of -5, the average of all of the sums is <text:span text:style-name="T8">15</text:span>. Example usage:<text:line-break/><text:line-break/><text:span text:style-name="T6">print(avg_positive_sum([[1, 1, 1], [-10, 2, 3], [10, 20], [3, 2, 2, 5]]))</text:span><text:line-break/><text:line-break/><text:span text:style-name="Answer"><text:line-break/><text:line-break/><text:line-break/><text:line-break/><text:line-break/><text:line-break/><text:line-break/><text:line-break/><text:line-break/><text:line-break/><text:line-break/><text:line-break/><text:line-break/></text:span></text:p>
          <text:p text:style-name="P5"><text:span text:style-name="Answer"/></text:p>
          <text:p text:style-name="P5"><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5"><text:soft-page-break/>Continually ask the user for positive numbers. Once they enter a number that's 0 or less, ask them for a threshold (one last number). Print out a report with the following information (you can implement this without creating your own functions):<text:line-break/></text:p>
          <text:list>
            <text:list-item>
              <text:p text:style-name="P5">a list representation of all of the numbers</text:p>
            </text:list-item>
            <text:list-item>
              <text:p text:style-name="P5">a list representation of all numbers greater than or equal to the threshold (if the threshold is greater than all numbers, then display an empty list)</text:p>
            </text:list-item>
            <text:list-item>
              <text:p text:style-name="P5">the average of all of the numbers greater than the threshold (if there's an empty list, print out a message saying that there are no numbers to find the average of)<text:line-break/></text:p>
            </text:list-item>
          </text:list>
          <text:p text:style-name="P5">Example output:<text:line-break/><text:line-break/><text:span text:style-name="T6">Give me a number</text:span></text:p>
          <text:p text:style-name="P8">&gt; 9</text:p>
          <text:p text:style-name="P8">Give me a number</text:p>
          <text:p text:style-name="P8">&gt; 1</text:p>
          <text:p text:style-name="P8">Give me a number</text:p>
          <text:p text:style-name="P8">&gt; 7</text:p>
          <text:p text:style-name="P8">Give me a number</text:p>
          <text:p text:style-name="P8">&gt; 3</text:p>
          <text:p text:style-name="P8">Give me a number</text:p>
          <text:p text:style-name="P8">&gt; -1</text:p>
          <text:p text:style-name="P8">Give me a threshold</text:p>
          <text:p text:style-name="P8">&gt; 5</text:p>
          <text:p text:style-name="P8">All numbers [9, 1, 7, 3]</text:p>
          <text:p text:style-name="P8">Numbers &gt;= 5: [9, 7]</text:p>
          <text:p text:style-name="P5"><text:span text:style-name="T6">The average of numbers &gt;= 5: 8.0<text:line-break/><text:line-break/></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5"><text:soft-page-break/>Create a list of random numbers, with the number of elements in the resulting list also random. Print out the list. Then, swap every other element with the next element in the list. Print out the list again.<text:line-break/></text:p>
          <text:list>
            <text:list-item>
              <text:p text:style-name="P5">The total number of random numbers can be 5 through 15, inclusive. </text:p>
            </text:list-item>
            <text:list-item>
              <text:p text:style-name="P5">The possible numbers in the list can be 1 through 9, inclusive. </text:p>
            </text:list-item>
            <text:list-item>
              <text:p text:style-name="P5">Print out “original”, followed by the resulting list after creating the list of random numbers.</text:p>
            </text:list-item>
            <text:list-item>
              <text:p text:style-name="P5">Go through every other element in the list, starting with the first.</text:p>
            </text:list-item>
            <text:list-item>
              <text:p text:style-name="P5">Swap the element with the adjacent element (the element at the next index, without skipping)</text:p>
            </text:list-item>
            <text:list-item>
              <text:p text:style-name="P9"><text:span text:style-name="T1">For example, if the original list were </text:span><text:span text:style-name="T6">[1, 2, 3, 4]</text:span><text:span text:style-name="T1">, the new list would be </text:span><text:span text:style-name="T6">[2, 1, 4, 3]</text:span></text:p>
            </text:list-item>
            <text:list-item>
              <text:p text:style-name="P5">Print out “new list”, followed by your modified list</text:p>
            </text:list-item>
            <text:list-item>
              <text:p text:style-name="P9"><text:span text:style-name="T1">Example output:<text:line-break/><text:line-break/></text:span><text:span text:style-name="T2">Run 1</text:span><text:span text:style-name="T1"><text:line-break/></text:span><text:span text:style-name="T6">original: [2, 1, 5, 3, 5, 1, 1, 6, 5, 5, 7, 2, 7, 1, 3]</text:span></text:p>
              <text:p text:style-name="P8">new list: [1, 2, 3, 5, 1, 5, 6, 1, 5, 5, 2, 7, 1, 7, 3]</text:p>
              <text:p text:style-name="P5"/>
              <text:p text:style-name="P6">Run 2</text:p>
              <text:p text:style-name="P8">original: [3, 7, 7, 8, 7, 3]</text:p>
              <text:p text:style-name="P8">new list: [7, 3, 8, 7, 3, 7]</text:p>
              <text:p text:style-name="P5"><text:line-break/></text:p>
            </text:list-item>
          </text:list>
          <text:p text:style-name="P8"><text:span text:style-name="Answer"/></text:p>
          <text:p text:style-name="P5"><text:s text:c="8"/></text:p>
          <text:p text:style-name="P8"/>
          <text:p text:style-name="P5"><text:line-break/></text:p>
          <text:p text:style-name="P7"/>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Courier" svg:font-family="Courier" style:font-family-generic="modern" style:font-pitch="fixed"/>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fill-image draw:name="Bitmape_20_1" draw:display-name="Bitmape 1" xlink:href="Pictures/10000000000000200000002000309F1C.png" xlink:type="simple" xlink:show="embed" xlink:actuate="onLoad"/>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code" style:family="paragraph" style:parent-style-name="Table_20_Contents" style:class="extra">
      <style:text-properties style:font-name="Courier" fo:font-size="8pt" style:font-size-asian="8pt"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swer" style:family="paragraph" style:parent-style-name="Standard">
      <style:text-properties style:font-name="Georgia" fo:font-size="8pt" fo:font-weight="normal" style:font-size-asian="8pt" style:font-weight-asian="normal" style:font-size-complex="8pt"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2z2" style:family="text">
      <style:text-properties style:font-name="Symbol" style:font-name-complex="OpenSymbol1"/>
    </style:style>
    <style:style style:name="Answer" style:family="text">
      <style:text-properties fo:color="#336633" style:font-name="Courier" fo:font-size="8pt" fo:font-weight="normal" style:font-size-asian="8pt" style:font-weight-asian="normal" style:font-size-complex="8pt" style:font-weight-complex="norma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2z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z2"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2"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2"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2"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2"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Versoza</meta:initial-creator>
    <meta:creation-date>2012-09-29T20:06:24</meta:creation-date>
    <dc:date>2017-04-05T09:16:16</dc:date>
    <dc:creator>Joe Versoza</dc:creator>
    <meta:editing-duration>P14DT14H45M46S</meta:editing-duration>
    <meta:editing-cycles>115</meta:editing-cycles>
    <meta:generator>OpenOffice/4.1.1$Unix OpenOffice.org_project/411m6$Build-9775</meta:generator>
    <meta:document-statistic meta:table-count="2" meta:image-count="0" meta:object-count="0" meta:page-count="5" meta:paragraph-count="97" meta:word-count="1232" meta:character-count="7236"/>
  </office:meta>
</office:document-meta>
</file>